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300682D004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vertical-align="middl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5.971cm, 10.008cm, 0cm, 0cm)" draw:image-opacity="100%" style:mirror="none"/>
    </style:style>
    <style:style style:name="gr3" style:family="graphic" style:parent-style-name="standard">
      <style:graphic-properties svg:stroke-color="#ff3333" draw:fill="gradient" draw:fill-color="#ff3333" draw:fill-gradient-name="Red_20_Gradient_20_1" draw:textarea-vertical-align="middle"/>
    </style:style>
    <style:style style:name="P1" style:family="paragraph">
      <style:paragraph-properties fo:text-align="center"/>
      <style:text-properties fo:color="#ff3333" fo:font-family="'Ink Free'" style:font-style-name="Italique" style:font-family-generic="script" style:font-pitch="variable" fo:text-shadow="1pt 1pt" style:text-underline-style="solid" style:text-underline-width="auto" style:text-underline-color="font-color"/>
    </style:style>
    <style:style style:name="P2" style:family="paragraph">
      <style:paragraph-properties fo:text-align="center"/>
      <style:text-properties fo:color="#ff3333" fo:font-family="'Ink Free'" style:font-style-name="Italique" style:font-family-generic="script" style:font-pitch="variable" fo:font-size="48pt" fo:font-style="italic" fo:text-shadow="1pt 1pt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color="#ff3333" fo:font-family="'Ink Free'" style:font-style-name="Italique" style:font-family-generic="script" style:font-pitch="variable" fo:font-size="48pt" fo:font-style="italic" fo:text-shadow="1pt 1pt" style:text-underline-style="solid" style:text-underline-width="auto" style:text-underline-color="font-color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3.4cm" svg:height="5cm" svg:x="3.7cm" svg:y="2.7cm">
          <text:p text:style-name="P1"><text:span text:style-name="T1">CREEPY-BLOG</text:span></text:p>
        </draw:rect>
        <draw:frame draw:style-name="gr2" draw:text-style-name="P3" draw:layer="layout" svg:width="18.5cm" svg:height="10.061cm" draw:transform="rotate (-0.00383972435557414) translate (1.22cm 8.493cm)">
          <draw:image xlink:href="Pictures/100000000000040000000300682D0047.jpg" xlink:type="simple" xlink:show="embed" xlink:actuate="onLoad">
            <text:p/>
          </draw:image>
        </draw:frame>
        <draw:rect draw:style-name="gr3" draw:text-style-name="P3" draw:layer="layout" svg:width="5.6cm" svg:height="5.4cm" svg:x="13.5cm" svg:y="10.6cm">
          <text:p/>
        </draw:rect>
        <draw:rect draw:style-name="gr3" draw:text-style-name="P3" draw:layer="layout" svg:width="19cm" svg:height="1.8cm" svg:x="1cm" svg:y="6.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Red_20_Gradient_20_2" draw:display-name="Red Gradient 2" draw:style="linear" draw:start-color="#ff0000" draw:end-color="#cc0000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coquelet</meta:initial-creator>
    <meta:creation-date>2021-05-17T08:58:56.30</meta:creation-date>
    <dc:date>2021-05-17T13:22:15.27</dc:date>
    <dc:creator>samuel coquelet</dc:creator>
    <meta:editing-duration>PT1M36S</meta:editing-duration>
    <meta:editing-cycles>1</meta:editing-cycles>
    <meta:document-statistic meta:object-count="4"/>
    <meta:generator>OpenOffice/4.1.8$Win32 OpenOffice.org_project/418m3$Build-9803</meta:generator>
  </office:meta>
</office:document-meta>
</file>